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normal" style:font-size-asian="15pt" style:font-weight-asian="normal" style:font-size-complex="15pt" style:font-weight-complex="normal"/>
    </style:style>
    <style:style style:name="P4" style:family="paragraph" style:parent-style-name="Standard">
      <style:text-properties style:font-name="Liberation Serif" fo:font-size="15pt" fo:font-weight="bold" style:font-size-asian="15pt" style:font-weight-asian="bold" style:font-size-complex="15pt" style:font-weight-complex="bold"/>
    </style:style>
    <style:style style:name="P5" style:family="paragraph" style:parent-style-name="Standard">
      <style:text-properties style:font-name="Liberation Serif" fo:font-size="15pt" fo:font-weight="bold" style:font-size-asian="15pt" style:font-size-complex="15pt"/>
    </style:style>
    <style:style style:name="P6" style:family="paragraph" style:parent-style-name="Standard">
      <style:text-properties fo:color="#000000" style:font-name="Liberation Serif" fo:font-size="15pt" fo:font-weight="bold" style:font-size-asian="15pt" style:font-weight-asian="bold" style:font-size-complex="15pt" style:font-weight-complex="bold"/>
    </style:style>
    <style:style style:name="P7" style:family="paragraph" style:parent-style-name="Standard">
      <style:text-properties fo:font-size="20pt" fo:font-weight="bold" style:font-size-asian="20pt" style:font-weight-asian="bold" style:font-size-complex="20pt" style:font-weight-complex="bold"/>
    </style:style>
    <style:style style:name="P8" style:family="paragraph" style:parent-style-name="Standard">
      <style:text-properties fo:font-size="20pt" fo:font-weight="normal" style:font-size-asian="20pt" style:font-weight-asian="normal" style:font-size-complex="20pt" style:font-weight-complex="normal"/>
    </style:style>
    <style:style style:name="P9" style:family="paragraph" style:parent-style-name="Standard">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SIGN DOCUMENT FOR ANTFARM WITH ITS DESIGN PATTERNS</text:p>
      <text:p text:style-name="P1"/>
      <text:p text:style-name="P7">Singleton Pattern</text:p>
      <text:p text:style-name="P8"/>
      <text:p text:style-name="P3">Singleton design pattern ensures that only one instance of the class is created. It allows global point of access to the object. The instance can be used from anywhere and it is impossible to directly invoke the constructer each time.</text:p>
      <text:p text:style-name="P3"/>
      <text:p text:style-name="P3">Therefore, we declare constructor as private so that we cannot create an object outside the class. Thus it serves the purpose of control the object creation by keeping the constructor as private.</text:p>
      <text:p text:style-name="P3"/>
      <text:p text:style-name="P3">In this case, the <text:span text:style-name="T1">Meadow</text:span> is a singleton. It means that there can be at most only one <text:span text:style-name="T1">Meadow</text:span> at a given time. Regardless of the personal identity, the title <text:span text:style-name="T1">Meadow</text:span> is the global point of access that defines the entity and the task which are related to him.</text:p>
      <text:p text:style-name="P3"/>
      <text:p text:style-name="P7">Prototype Pattern</text:p>
      <text:p text:style-name="P7"/>
      <text:p text:style-name="P3">Prototype pattern is used when repetative creation of an object is to be avoided.</text:p>
      <text:p text:style-name="P3">Whwn the cost of creation of an object is large, the object is cloned. We use interface clonable and call its method to clone the object.</text:p>
      <text:p text:style-name="P3"/>
      <text:p text:style-name="P3">In the class diagram, a public class <text:span text:style-name="T1">Ant </text:span><text:s/>is created which implements clonable.</text:p>
      <text:p text:style-name="P3"><text:s/></text:p>
      <text:p text:style-name="P2">public abstract class Ant implements clonable{</text:p>
      <text:p text:style-name="P2"/>
      <text:p text:style-name="P2">}</text:p>
      <text:p text:style-name="P2"/>
      <text:p text:style-name="P3">Now concrete class are created which will extend the class Ant.</text:p>
      <text:p text:style-name="P3"/>
      <text:p text:style-name="P2">Public class Queen extends Ant{</text:p>
      <text:p text:style-name="P2"/>
      <text:p text:style-name="P2"><text:tab/>Public Queen(){</text:p>
      <text:p text:style-name="P2"><text:tab/><text:tab/><text:tab/>ant_type=”Queen”;<text:tab/></text:p>
      <text:p text:style-name="P2"/>
      <text:p text:style-name="P2">. . . </text:p>
      <text:p text:style-name="P2"/>
      <text:p text:style-name="P2"><text:tab/>}</text:p>
      <text:p text:style-name="P2"><text:soft-page-break/>}</text:p>
      <text:p text:style-name="P2"/>
      <text:p text:style-name="P2"/>
      <text:p text:style-name="P2">Public class Strong extends Ant{</text:p>
      <text:p text:style-name="P2"/>
      <text:p text:style-name="P2"><text:tab/>Public Queen(){</text:p>
      <text:p text:style-name="P2"><text:tab/><text:tab/><text:tab/>ant_type=”Strong”;<text:tab/></text:p>
      <text:p text:style-name="P2"/>
      <text:p text:style-name="P2">. . . </text:p>
      <text:p text:style-name="P2"/>
      <text:p text:style-name="P2"><text:tab/>}</text:p>
      <text:p text:style-name="P2">}</text:p>
      <text:p text:style-name="P2"/>
      <text:p text:style-name="P2">Public class Weak extends Ant{</text:p>
      <text:p text:style-name="P2"/>
      <text:p text:style-name="P2"><text:tab/>Public Queen(){</text:p>
      <text:p text:style-name="P2"><text:tab/><text:tab/><text:tab/>ant_type=”Weak”;<text:tab/></text:p>
      <text:p text:style-name="P2"/>
      <text:p text:style-name="P2">. . . </text:p>
      <text:p text:style-name="P2"/>
      <text:p text:style-name="P2"><text:tab/>}</text:p>
      <text:p text:style-name="P2">}</text:p>
      <text:p text:style-name="P2"/>
      <text:p text:style-name="P3">A class <text:span text:style-name="T1">ClonePrototype </text:span>is created to get the concrete classes and store them in hashtable.</text:p>
      <text:p text:style-name="P3"/>
      <text:p text:style-name="P4">Public class ClonePrototype{</text:p>
      <text:p text:style-name="P4"/>
      <text:p text:style-name="P5"><text:span text:style-name="T2">private static Hashtable&lt;String, Ant&gt; shapeMap = new Hashtable&lt;String, Ant&gt;();</text:span></text:p>
      <text:p text:style-name="P5"><text:span text:style-name="T2"/></text:p>
      <text:p text:style-name="P5"><text:span text:style-name="T2">. . .</text:span></text:p>
      <text:p text:style-name="P6"/>
      <text:p text:style-name="P2">}</text:p>
      <text:p text:style-name="P2"/>
      <text:p text:style-name="P3">Class <text:span text:style-name="T1">GetClone </text:span>uses the class <text:span text:style-name="T1">ClonePrototype </text:span>to get the clones.</text:p>
      <text:p text:style-name="P3"/>
      <text:p text:style-name="P2">The purpose of using Prototype pattern is to identify the loser and clone its attributes and pass to the winner class.</text:p>
      <text:p text:style-name="P2"/>
      <text:p text:style-name="P2"/>
      <text:p text:style-name="P7"><text:soft-page-break/>Decorator Pattern</text:p>
      <text:p text:style-name="P7"/>
      <text:p text:style-name="P3">Decorator pattern is used to attach additional responsibilities to a class dynamically.</text:p>
      <text:p text:style-name="P3">Decorator pattern is used in this case when some new functionality is to be added to a class for example after a particular class wins or losed in the battle.</text:p>
      <text:p text:style-name="P3"/>
      <text:p text:style-name="P3">The classes <text:span text:style-name="T1">Queen, Strong </text:span>and <text:span text:style-name="T1">Weak </text:span>extend the class BattleDecorator which is abstraction of Battle Decorator.</text:p>
      <text:p text:style-name="P3"/>
      <text:p text:style-name="P3"><text:span text:style-name="T1">BattleImpl</text:span> is the core implementation of I<text:span text:style-name="T1">nterface Battle.</text:span></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18:00:34</meta:creation-date>
    <dc:date>2014-07-07T19:36:18</dc:date>
    <meta:editing-duration>PT1H34M57S</meta:editing-duration>
    <meta:editing-cycles>6</meta:editing-cycles>
    <meta:generator>LibreOffice/3.5$Linux_X86_64 LibreOffice_project/350m1$Build-2</meta:generator>
    <meta:document-statistic meta:table-count="0" meta:image-count="0" meta:object-count="0" meta:page-count="3" meta:paragraph-count="43" meta:word-count="373" meta:character-count="2221" meta:non-whitespace-character-count="1867"/>
  </office:meta>
</office:document-meta>
</file>